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001b" officeooo:paragraph-rsid="001c001b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68bc8" officeooo:paragraph-rsid="00268bc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72a3b" officeooo:paragraph-rsid="00272a3b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280881" officeooo:paragraph-rsid="00280881"/>
    </style:style>
    <style:style style:name="P5" style:family="paragraph" style:parent-style-name="Standard">
      <style:text-properties officeooo:rsid="0028b22f" officeooo:paragraph-rsid="0028b22f"/>
    </style:style>
    <style:style style:name="P6" style:family="paragraph" style:parent-style-name="Standard">
      <style:paragraph-properties style:writing-mode="lr-tb"/>
      <style:text-properties fo:language="ru" fo:country="RU" officeooo:rsid="00165fd4" officeooo:paragraph-rsid="00165fd4"/>
    </style:style>
    <style:style style:name="P7" style:family="paragraph" style:parent-style-name="Standard">
      <style:paragraph-properties style:writing-mode="lr-tb"/>
      <style:text-properties fo:language="ru" fo:country="RU" officeooo:rsid="001829c7" officeooo:paragraph-rsid="001829c7"/>
    </style:style>
    <style:style style:name="P8" style:family="paragraph" style:parent-style-name="Standard">
      <style:paragraph-properties style:writing-mode="lr-tb"/>
      <style:text-properties officeooo:paragraph-rsid="001fc0b9"/>
    </style:style>
    <style:style style:name="P9" style:family="paragraph" style:parent-style-name="Standard">
      <style:paragraph-properties style:writing-mode="lr-tb"/>
      <style:text-properties officeooo:rsid="0022fd63" officeooo:paragraph-rsid="0022fd63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paragraph-rsid="00232230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officeooo:rsid="00268bc8" officeooo:paragraph-rsid="00268bc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68bc8" officeooo:paragraph-rsid="00268b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80881" officeooo:paragraph-rsid="00272a3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80881" officeooo:paragraph-rsid="00280881" style:font-size-asian="10.5pt" style:font-weight-asian="normal" style:font-size-complex="12pt" style:font-weight-complex="normal"/>
    </style:style>
    <style:style style:name="P16" style:family="paragraph" style:parent-style-name="Standard" style:list-style-name="L4"/>
    <style:style style:name="P17" style:family="paragraph" style:parent-style-name="Standard" style:list-style-name="L4">
      <style:text-properties fo:language="ru" fo:country="RU"/>
    </style:style>
    <style:style style:name="P18" style:family="paragraph" style:parent-style-name="Standard" style:list-style-name="L4">
      <style:text-properties fo:font-variant="normal" fo:text-transform="none" fo:color="#252525" style:font-name="Times New Roman1" fo:letter-spacing="normal" fo:font-style="normal"/>
    </style:style>
    <style:style style:name="P19" style:family="paragraph" style:parent-style-name="Standard">
      <style:text-properties fo:font-weight="bold" officeooo:rsid="00280881" officeooo:paragraph-rsid="00280881" style:font-weight-asian="bold" style:font-weight-complex="bold"/>
    </style:style>
    <style:style style:name="P20" style:family="paragraph" style:parent-style-name="Standard">
      <style:text-properties fo:font-weight="bold" officeooo:rsid="00280881" officeooo:paragraph-rsid="002a5a9b" style:font-weight-asian="bold" style:font-weight-complex="bold"/>
    </style:style>
    <style:style style:name="P21" style:family="paragraph" style:parent-style-name="Standard" style:list-style-name="L5">
      <style:text-properties officeooo:rsid="0028b22f" officeooo:paragraph-rsid="0028b22f"/>
    </style:style>
    <style:style style:name="P22" style:family="paragraph" style:parent-style-name="Standard">
      <style:text-properties officeooo:rsid="0028b22f" officeooo:paragraph-rsid="0028b22f"/>
    </style:style>
    <style:style style:name="P23" style:family="paragraph" style:parent-style-name="Standard">
      <style:text-properties officeooo:rsid="00280881" officeooo:paragraph-rsid="002a5a9b"/>
    </style:style>
    <style:style style:name="P24" style:family="paragraph" style:parent-style-name="Standard">
      <style:text-properties fo:font-weight="normal" officeooo:rsid="002e7b91" officeooo:paragraph-rsid="002e7b91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2e7b91" officeooo:paragraph-rsid="002e7b91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2efd23" officeooo:paragraph-rsid="002efd23" style:font-weight-asian="normal" style:font-weight-complex="normal"/>
    </style:style>
    <style:style style:name="P27" style:family="paragraph" style:parent-style-name="Standard">
      <style:text-properties fo:font-weight="normal" officeooo:rsid="002f01e6" officeooo:paragraph-rsid="002f01e6" style:font-weight-asian="normal" style:font-weight-complex="normal"/>
    </style:style>
    <style:style style:name="P28" style:family="paragraph" style:parent-style-name="Standard">
      <style:text-properties fo:font-weight="normal" officeooo:rsid="002fdc35" officeooo:paragraph-rsid="002fdc35" style:font-weight-asian="normal" style:font-weight-complex="normal"/>
    </style:style>
    <style:style style:name="P29" style:family="paragraph" style:parent-style-name="Standard">
      <style:text-properties fo:font-weight="normal" officeooo:rsid="0031792d" officeooo:paragraph-rsid="0031792d" style:font-weight-asian="normal" style:font-weight-complex="normal"/>
    </style:style>
    <style:style style:name="P30" style:family="paragraph" style:parent-style-name="Standard">
      <style:text-properties fo:font-weight="normal" officeooo:rsid="0032973a" officeooo:paragraph-rsid="0032973a" style:font-weight-asian="normal" style:font-weight-complex="normal"/>
    </style:style>
    <style:style style:name="P31" style:family="paragraph" style:parent-style-name="Standard">
      <style:text-properties fo:font-weight="normal" officeooo:rsid="0033a197" officeooo:paragraph-rsid="0033a197" style:font-weight-asian="normal" style:font-weight-complex="normal"/>
    </style:style>
    <style:style style:name="P32" style:family="paragraph" style:parent-style-name="Standard">
      <style:text-properties officeooo:rsid="002f01e6" officeooo:paragraph-rsid="002f01e6"/>
    </style:style>
    <style:style style:name="P33" style:family="paragraph" style:parent-style-name="Standard" style:list-style-name="L1">
      <style:paragraph-properties style:writing-mode="lr-tb"/>
      <style:text-properties fo:language="ru" fo:country="RU" officeooo:rsid="00165fd4" officeooo:paragraph-rsid="00165fd4"/>
    </style:style>
    <style:style style:name="P34" style:family="paragraph" style:parent-style-name="Standard" style:list-style-name="L1">
      <style:paragraph-properties style:writing-mode="lr-tb"/>
      <style:text-properties fo:language="ru" fo:country="RU" officeooo:rsid="001829c7" officeooo:paragraph-rsid="001829c7"/>
    </style:style>
    <style:style style:name="P35" style:family="paragraph" style:parent-style-name="Standard" style:list-style-name="L3">
      <style:paragraph-properties style:writing-mode="lr-tb"/>
      <style:text-properties fo:language="ru" fo:country="RU" officeooo:rsid="001e4ecb" officeooo:paragraph-rsid="001e4ecb"/>
    </style:style>
    <style:style style:name="P36" style:family="paragraph" style:parent-style-name="Standard">
      <style:paragraph-properties style:writing-mode="lr-tb"/>
      <style:text-properties fo:language="ru" fo:country="RU" officeooo:rsid="0025f8f3" officeooo:paragraph-rsid="0025f8f3"/>
    </style:style>
    <style:style style:name="P37" style:family="paragraph" style:parent-style-name="Standard" style:list-style-name="L3">
      <style:paragraph-properties style:writing-mode="lr-tb"/>
      <style:text-properties officeooo:rsid="001c001b" officeooo:paragraph-rsid="001c001b"/>
    </style:style>
    <style:style style:name="P38" style:family="paragraph" style:parent-style-name="Preformatted_20_Text">
      <style:paragraph-properties style:writing-mode="lr-tb"/>
      <style:text-properties fo:color="#000000" style:font-name="DejaVu Sans Mono" fo:language="ru" fo:country="RU" officeooo:rsid="0025f8f3" officeooo:paragraph-rsid="0025f8f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4ecb"/>
    </style:style>
    <style:style style:name="T3" style:family="text">
      <style:text-properties fo:language="en" fo:country="US" officeooo:rsid="001fc0b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4ecb"/>
    </style:style>
    <style:style style:name="T6" style:family="text">
      <style:text-properties fo:language="ru" fo:country="RU" officeooo:rsid="001fc0b9"/>
    </style:style>
    <style:style style:name="T7" style:family="text">
      <style:text-properties fo:language="ru" fo:country="RU" officeooo:rsid="00215057"/>
    </style:style>
    <style:style style:name="T8" style:family="text">
      <style:text-properties fo:language="ru" fo:country="RU" officeooo:rsid="0022fb22"/>
    </style:style>
    <style:style style:name="T9" style:family="text">
      <style:text-properties fo:language="ru" fo:country="RU" fo:font-weight="bold" officeooo:rsid="001fc0b9" style:font-weight-asian="bold" style:font-weight-complex="bold"/>
    </style:style>
    <style:style style:name="T10" style:family="text">
      <style:text-properties fo:language="ru" fo:country="RU" officeooo:rsid="0022fd63"/>
    </style:style>
    <style:style style:name="T11" style:family="text">
      <style:text-properties fo:language="ru" fo:country="RU" officeooo:rsid="00272a3b"/>
    </style:style>
    <style:style style:name="T12" style:family="text">
      <style:text-properties officeooo:rsid="001a385b"/>
    </style:style>
    <style:style style:name="T13" style:family="text">
      <style:text-properties officeooo:rsid="001b2d06"/>
    </style:style>
    <style:style style:name="T14" style:family="text">
      <style:text-properties officeooo:rsid="001b8c47"/>
    </style:style>
    <style:style style:name="T15" style:family="text">
      <style:text-properties officeooo:rsid="001c001b"/>
    </style:style>
    <style:style style:name="T16" style:family="text">
      <style:text-properties officeooo:rsid="001d5194"/>
    </style:style>
    <style:style style:name="T17" style:family="text">
      <style:text-properties officeooo:rsid="001d55a6"/>
    </style:style>
    <style:style style:name="T18" style:family="text">
      <style:text-properties officeooo:rsid="001e4ec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b2d06" style:font-weight-asian="bold" style:font-weight-complex="bold"/>
    </style:style>
    <style:style style:name="T21" style:family="text">
      <style:text-properties officeooo:rsid="00232230"/>
    </style:style>
    <style:style style:name="T22" style:family="text">
      <style:text-properties officeooo:rsid="0028b22f"/>
    </style:style>
    <style:style style:name="T23" style:family="text">
      <style:text-properties officeooo:rsid="0029c047"/>
    </style:style>
    <style:style style:name="T24" style:family="text">
      <style:text-properties officeooo:rsid="002a5a9b"/>
    </style:style>
    <style:style style:name="T25" style:family="text">
      <style:text-properties officeooo:rsid="002efd23"/>
    </style:style>
    <style:style style:name="T26" style:family="text">
      <style:text-properties officeooo:rsid="002f01e6"/>
    </style:style>
    <style:style style:name="T27" style:family="text">
      <style:text-properties officeooo:rsid="002fdc35"/>
    </style:style>
    <style:style style:name="T28" style:family="text">
      <style:text-properties officeooo:rsid="0031792d"/>
    </style:style>
    <style:style style:name="T29" style:family="text">
      <style:text-properties officeooo:rsid="0034f7c0"/>
    </style:style>
    <style:style style:name="T30" style:family="text">
      <style:text-properties officeooo:rsid="00377d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9">Задание:</text:span> Разработать приложение для операционных систем семества <text:span text:style-name="T1">Windows </text:span>или <text:span text:style-name="T1">Linux, </text:span>обеспечивающие функции клиента протокола <text:span text:style-name="T1">BitTorrent.</text:span></text:p>
      <text:p text:style-name="P6"><text:span text:style-name="T19">Основные возможности.</text:span> Приложение должно реализовывать следующие функции:</text:p>
      <text:list xml:id="list4482489258515246679" text:style-name="L1">
        <text:list-item>
          <text:p text:style-name="P33">Открыти<text:span text:style-name="T15">е</text:span> и разбор .<text:span text:style-name="T1">torrent-</text:span>файлов</text:p>
        </text:list-item>
        <text:list-item>
          <text:p text:style-name="P33">Получение <text:span text:style-name="T14">списка пиров (участников обмена)</text:span> с трекера по протоколу <text:span text:style-name="T1">HTTP</text:span></text:p>
        </text:list-item>
        <text:list-item>
          <text:p text:style-name="P33">Скачивание файл<text:span text:style-name="T16">а</text:span> с других <text:span text:style-name="T1">BitTorrent-</text:span>пиров в соответствии со спецификацией <text:span text:style-name="T1">BEP-0003.</text:span></text:p>
        </text:list-item>
        <text:list-item>
          <text:p text:style-name="P34">Раздача скачанн<text:span text:style-name="T17">ого</text:span> файл<text:span text:style-name="T17">а.</text:span></text:p>
        </text:list-item>
      </text:list>
      <text:p text:style-name="P7"><text:span text:style-name="T19">Поддерживаемые команды.</text:span> Разработанное приложение должно обрабатывать следующие сообщения протокола:</text:p>
      <text:list xml:id="list3852592275261128796" text:style-name="L2">
        <text:list-item>
          <text:p text:style-name="P10">Handshake (<text:span text:style-name="T4">рукопожание)</text:span></text:p>
        </text:list-item>
        <text:list-item>
          <text:p text:style-name="P10">choke —<text:span text:style-name="T12"> прекратить обмен с пиром</text:span></text:p>
        </text:list-item>
        <text:list-item>
          <text:p text:style-name="P10">unchoke — <text:span text:style-name="T12">разрешить обмен с пиром</text:span></text:p>
        </text:list-item>
        <text:list-item>
          <text:p text:style-name="P10">interested — <text:span text:style-name="T13">ожидаются запросы от пира</text:span></text:p>
        </text:list-item>
        <text:list-item>
          <text:p text:style-name="P10">not interested — <text:span text:style-name="T13">запросы от пира не ожидаются</text:span></text:p>
        </text:list-item>
        <text:list-item>
          <text:p text:style-name="P11">have, <text:span text:style-name="T21">bitfield</text:span> — <text:span text:style-name="T13">имеющиеся у пира части файла</text:span> </text:p>
        </text:list-item>
        <text:list-item>
          <text:p text:style-name="P10">request — <text:span text:style-name="T13">запросить часть файла</text:span></text:p>
        </text:list-item>
        <text:list-item>
          <text:p text:style-name="P10">piece — <text:span text:style-name="T13">ответ на запрос</text:span></text:p>
        </text:list-item>
      </text:list>
      <text:p text:style-name="P1"><text:span text:style-name="T20">Н</text:span><text:span text:style-name="T19">астройки приложения.</text:span> Приложение должно обеспечивать:</text:p>
      <text:list xml:id="list6620517813981408859" text:style-name="L3">
        <text:list-item>
          <text:p text:style-name="P37">Задание пути к <text:span text:style-name="T18">скачиваемому</text:span> <text:span text:style-name="T18">.</text:span><text:span text:style-name="T2">torrent-</text:span><text:span text:style-name="T5">файлу</text:span></text:p>
        </text:list-item>
        <text:list-item>
          <text:p text:style-name="P35">Задание пути, по которому должен располагаться скачиваемый файл</text:p>
        </text:list-item>
        <text:list-item>
          <text:p text:style-name="P35">Задание порта, который будет прослушиваться для обмена информацией с пирами.</text:p>
        </text:list-item>
      </text:list>
      <text:p text:style-name="P8"><text:span text:style-name="T9">Методика тестирования.</text:span><text:span text:style-name="T6"> </text:span><text:span text:style-name="T4">Для тестирования приложения следует использовать </text:span><text:span text:style-name="T3">BitTorrent</text:span><text:span text:style-name="T4">-клиенты, </text:span><text:span text:style-name="T6">такие как </text:span><text:span text:style-name="T3">uTorrent </text:span><text:span text:style-name="T6">и</text:span><text:span text:style-name="T10">л</text:span><text:span text:style-name="T6">и </text:span><text:span text:style-name="T3">qBittorrent</text:span><text:span text:style-name="T4">. </text:span><text:span text:style-name="T7">В качестве трекера следует использовать либо встроенный </text:span><text:span text:style-name="T8">в один из клиентов, либо один из доступных в Интернете.</text:span></text:p>
      <text:p text:style-name="P9"><text:span text:style-name="T8">К</text:span><text:span text:style-name="T4">лиент должен быть запущен и настроен на раздачу произвольного файла. Приложение должно получить адрес пира с трекера, подключиться к нему и начать скачивание файла.</text:span></text:p>
      <text:p text:style-name="P36">Для отладки приложения рекомендуется использовать клиент aria2, запущенный со следующими флагами:</text:p>
      <text:p text:style-name="P38"/>
      <text:p text:style-name="P38">aria2c --seed-ratio=0.0 --listen-port=6882 --enable-dht=false --console-log-level=debug -V /path/to/file.torrent</text:p>
      <text:p text:style-name="P38"/>
      <text:p text:style-name="P12">Краткое описание протокола</text:p>
      <text:p text:style-name="P13">Источники:</text:p>
      <text:p text:style-name="P2"><text:a xlink:type="simple" xlink:href="http://www.bittorrent.org/beps/bep_0000.html" text:style-name="Internet_20_link" text:visited-style-name="Visited_20_Internet_20_Link">http://www.bittorrent.org/beps/bep_0000.html</text:a><text:span text:style-name="T4"> — </text:span><text:span text:style-name="T11">формальное описание протокола.</text:span></text:p>
      <text:p text:style-name="P3"><text:a xlink:type="simple" xlink:href="https://wiki.theory.org/BitTorrentSpecification" text:style-name="Internet_20_link" text:visited-style-name="Visited_20_Internet_20_Link">https://wiki.theory.org/BitTorrentSpecification</text:a><text:span text:style-name="T4"> — детали протокола, описание де-факто стандартного поведения для клиента</text:span></text:p>
      <text:p text:style-name="P14"/>
      <text:p text:style-name="P15">Для скачивания файла необходим .torrent-файл (он же metainfo-файл), который использует формат Bencode. Этот формат поддерживает следующие типы данных:</text:p>
      <text:list xml:id="list1940653924228222037" text:style-name="L4">
        <text:list-item>
          <text:p text:style-name="P17">строка байт</text:p>
        </text:list-item>
        <text:list-item>
          <text:p text:style-name="P16">целое число</text:p>
        </text:list-item>
        <text:list-item>
          <text:p text:style-name="P16">список (массив)</text:p>
        </text:list-item>
        <text:list-item>
          <text:p text:style-name="P18">словарь (ассоциативный массив)</text:p>
        </text:list-item>
      </text:list>
      <text:p text:style-name="P4"/>
      <text:p text:style-name="P23"><text:span text:style-name="T24">К</text:span>аждый клиент имеет свой уникальный peer_id. <text:span text:style-name="T24">Кроме того, к</text:span>аждая раздача имеет свой уникальный info_hash — SHA1-сумму от словаря info. <text:span text:style-name="T24">Для её расчета необходимо взять часть <text:s/>.torrent-файла, которая соответствует этому словарю, и посчитать от неё хэш. Обычно парсеры Bencode не позволяют узнать, где именно в файле хранится определенный элемент, поэтому необходимо либо самому написать парсер, либо взять такой, который это умеет.</text:span></text:p>
      <text:p text:style-name="P32"><text:soft-page-break/>Весь раздаваемый файл разбирается на части (pieces) размером порядка нескольких мегабайт. <text:span text:style-name="T30">Конкретный размер и суммарное количество частей указывается в .torrent-файле.</text:span></text:p>
      <text:p text:style-name="P19">Связь с трекером:</text:p>
      <text:p text:style-name="P4">Трекер поддерживает список всех пиров, которые участвуют в раздаче. Для связи с трекером используется протокол HTTP. <text:span text:style-name="T22">URL, по которому необходимо совершить запрос для получения списка пиров, указан в .torrent-файле. Для запроса используется метод GET, в URL с помощью GET-параметров указываются info_hash, peer_id и другие данные.</text:span></text:p>
      <text:p text:style-name="P5">Трекер использует формат Bencode для ответа. Есть два варианта передачи списка пиров:</text:p>
      <text:list xml:id="list4035043701842349803" text:style-name="L5">
        <text:list-item>
          <text:p text:style-name="P21">Классический, когда список пиров представляет собой словарь, а IP-адреса и номера портов кодируются в виде текста. Занимает довольно много места.</text:p>
        </text:list-item>
        <text:list-item>
          <text:p text:style-name="P21">Компактный (расширение BEP-23), когда IP-адреса и номера портов кодируются в бинарном виде.</text:p>
        </text:list-item>
      </text:list>
      <text:p text:style-name="P5">Большинство трекеров поддерживает <text:span text:style-name="T23">только компактный вариант, это нужно учитывать при тестировании.</text:span></text:p>
      <text:p text:style-name="P5"/>
      <text:p text:style-name="P20">Связь <text:span text:style-name="T24">между пирами</text:span>:</text:p>
      <text:p text:style-name="P24">Для связи между пирами используется свой протокол, работающий поверх TCP. <text:span text:style-name="T29">Каждый пир должен как слушать порт, так и подключаться к другим пирам, т. е. работать и как сервер, и как клиент. </text:span>После установления соединения обе стороны отправляют сообщение-рукопожатие (Handshake). После этого пиры могут отправлять друг другу любые команды. Обычно сообщения имеют следующий формат:</text:p>
      <text:list xml:id="list2935776102180803170" text:style-name="L6">
        <text:list-item>
          <text:p text:style-name="P25"><text:span text:style-name="T26">Длина сообщения (не считая этого заголовка)</text:span>, 4 байта</text:p>
        </text:list-item>
        <text:list-item>
          <text:p text:style-name="P25">Тип сообщения, <text:span text:style-name="T25">1 байт</text:span></text:p>
        </text:list-item>
        <text:list-item>
          <text:p text:style-name="P26">Данные (payload, если есть)</text:p>
        </text:list-item>
      </text:list>
      <text:p text:style-name="P30">После рукопожатия пиры оционально могут отправить сообщение bitfield, в котором они сообщают, какие части файла у них имеются. По умолчанию считается, что у пира нет никаких частей.</text:p>
      <text:p text:style-name="P27">Пока от пира не поступит сообщение unchoke, обмен запрещен, поэтому после рукопожатия обычно отправляется сообщение interested. <text:span text:style-name="T27">В ответ пир может отправить unchoke.</text:span></text:p>
      <text:p text:style-name="P27">После того, как <text:span text:style-name="T27">пиры разблокировали друг друга, можно запрашивать части. На практике максимальный размер запрашиваемых данных — 16 килобайт. Таким образом, чтобы получить часть (piece), нужно сделать несколько запросов.</text:span></text:p>
      <text:p text:style-name="P28">BitTorrent — асинхронный протокол, ответы никак не привязаны по времени к ответам, т. е. могут прийти в другом порядке. Поэтому необходимо хранить информацию о том, какие ответы пришли, <text:span text:style-name="T28">для того, чтобы понять, была ли получена вся часть. С учетом того, что части заведомо не пересекаются, можно хранить ответы в виде интервалов и «склеивать» ответы, которые примыкают друг к другу. Если остался только один интервал с размером равным размеру куска, можно считать, что кусок скачан.</text:span></text:p>
      <text:p text:style-name="P29">Так как скачиваемый файл записывается на диск не последовательно, нужно использовать либо RandomFileAccess, либо MappedByteBuffer.</text:p>
      <text:p text:style-name="P31">Сидирование с точки зрения протокола ничем не отличается от скачива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Mangal1" svg:font-family="Mang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39:48.617000000</meta:creation-date>
    <dc:date>2015-04-24T12:38:13.635935839</dc:date>
    <meta:editing-duration>PT1H42M9S</meta:editing-duration>
    <meta:editing-cycles>35</meta:editing-cycles>
    <meta:generator>LibreOffice/4.4.2.2$Linux_x86 LibreOffice_project/40m0$Build-2</meta:generator>
    <meta:document-statistic meta:table-count="0" meta:image-count="0" meta:object-count="0" meta:page-count="2" meta:paragraph-count="51" meta:word-count="698" meta:character-count="5221" meta:non-whitespace-character-count="4588"/>
  </office:meta>
</office:document-meta>
</file>